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6F000000025466A09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/>
    <style:font-face style:name="Georgia" svg:font-family="Georgia"/>
    <style:font-face style:name="Georgia1" svg:font-family="Georgia, 'Times New Roman', Times, serif"/>
    <style:font-face style:name="Lucida Grande" svg:font-family="'Lucida Grande', Calibri, Helvetica, Arial, sans-serif"/>
    <style:font-face style:name="Myriad Pro" svg:font-family="'Myriad Pro', Calibri, Helvetica, Arial, sans-serif"/>
    <style:font-face style:name="OpenSymbol" svg:font-family="OpenSymbol"/>
    <style:font-face style:name="inherit" svg:font-family="inherit"/>
    <style:font-face style:name="Avenir Light" svg:font-family="'Avenir Light'" style:font-pitch="variable"/>
    <style:font-face style:name="Avenir Light1" svg:font-family="'Avenir Ligh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2" style:family="paragraph" style:parent-style-name="Standard" style:list-style-name="LS2">
      <style:paragraph-properties fo:margin-left="0.5in" fo:margin-right="0in" fo:margin-top="0in" fo:margin-bottom="0in" fo:line-height="100%" fo:text-indent="0in" style:auto-text-indent="false" fo:break-before="auto" fo:break-after="auto" style:writing-mode="lr-tb"/>
    </style:style>
    <style:style style:name="P3" style:family="paragraph" style:parent-style-name="Standard" style:list-style-name="LS1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1" fo:font-size="11pt" style:font-size-asian="11pt" style:font-size-complex="11pt"/>
    </style:style>
    <style:style style:name="P4" style:family="paragraph" style:parent-style-name="Standard" style:list-style-name="LS2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1" fo:font-size="11pt" style:font-size-asian="11pt" style:font-size-complex="11pt"/>
    </style:style>
    <style:style style:name="P5" style:family="paragraph" style:parent-style-name="Standard" style:list-style-name="LS3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1" fo:font-size="11pt" style:font-size-asian="11pt" style:font-size-complex="11pt"/>
    </style:style>
    <style:style style:name="P6" style:family="paragraph" style:parent-style-name="Standard" style:list-style-name="LS4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1" fo:font-size="11pt" style:font-size-asian="11pt" style:font-size-complex="11pt"/>
    </style:style>
    <style:style style:name="P7" style:family="paragraph" style:parent-style-name="Standard" style:list-style-name="LS5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1" fo:font-size="11pt" style:font-size-asian="11pt" style:font-size-complex="11pt"/>
    </style:style>
    <style:style style:name="P8" style:family="paragraph" style:parent-style-name="Standard" style:list-style-name="LS7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1" fo:font-size="11pt" style:font-size-asian="11pt" style:font-size-complex="11pt"/>
    </style:style>
    <style:style style:name="P9" style:family="paragraph" style:parent-style-name="Standard" style:list-style-name="LS8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1" fo:font-size="11pt" style:font-size-asian="11pt" style:font-size-complex="11pt"/>
    </style:style>
    <style:style style:name="P10" style:family="paragraph" style:parent-style-name="Standard" style:list-style-name="LS6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1" fo:font-size="11pt" fo:font-style="italic" style:font-size-asian="11pt" style:font-style-asian="italic" style:font-size-complex="11pt" style:font-style-complex="italic"/>
    </style:style>
    <style:style style:name="P11" style:family="paragraph" style:parent-style-name="Standard" style:list-style-name="LS7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1" fo:font-size="11pt" fo:font-style="italic" style:font-size-asian="11pt" style:font-style-asian="italic" style:font-size-complex="11pt" style:font-style-complex="italic"/>
    </style:style>
    <style:style style:name="P12" style:family="paragraph" style:parent-style-name="Standard" style:list-style-name="LS2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1"/>
    </style:style>
    <style:style style:name="P13" style:family="paragraph" style:parent-style-name="Standard" style:list-style-name="LS2">
      <style:paragraph-properties fo:margin-left="0.5in" fo:margin-right="0in" fo:margin-top="0in" fo:margin-bottom="0in" fo:line-height="100%" fo:text-indent="0in" style:auto-text-indent="false" style:writing-mode="lr-tb"/>
    </style:style>
    <style:style style:name="P14" style:family="paragraph" style:parent-style-name="Standard">
      <style:paragraph-properties fo:margin-left="0.5in" fo:margin-right="0in" fo:line-height="100%" fo:text-indent="0in" style:auto-text-indent="false" fo:break-before="auto" fo:break-after="auto" style:writing-mode="lr-tb"/>
      <style:text-properties style:font-name="Avenir Light1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.5in" fo:margin-right="0in" fo:line-height="100%" fo:text-indent="0in" style:auto-text-indent="false" fo:break-before="auto" fo:break-after="auto" style:writing-mode="lr-tb"/>
      <style:text-properties style:font-name="Avenir Light1" fo:font-size="11pt" style:font-size-asian="11pt" style:font-size-complex="11pt"/>
    </style:style>
    <style:style style:name="P16" style:family="paragraph" style:parent-style-name="Standard">
      <style:paragraph-properties fo:margin-left="0.5in" fo:margin-right="0in" fo:line-height="100%" fo:text-indent="0in" style:auto-text-indent="false" style:writing-mode="lr-tb"/>
      <style:text-properties style:font-name="Avenir Light1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list-style-name="LS2">
      <style:paragraph-properties fo:margin-left="0.5in" fo:margin-right="0in" fo:text-indent="0in" style:auto-text-indent="false"/>
    </style:style>
    <style:style style:name="P18" style:family="paragraph" style:parent-style-name="Standard" style:list-style-name="L1">
      <style:paragraph-properties fo:line-height="100%" style:writing-mode="lr-tb"/>
      <style:text-properties style:font-name="Avenir Light1" fo:font-weight="normal" style:font-weight-asian="normal" style:font-weight-complex="normal"/>
    </style:style>
    <style:style style:name="P19" style:family="paragraph" style:parent-style-name="Standard" style:list-style-name="L3">
      <style:paragraph-properties fo:line-height="100%" style:writing-mode="lr-tb"/>
      <style:text-properties style:font-name="Avenir Light1" fo:font-weight="normal" style:font-weight-asian="normal" style:font-weight-complex="normal"/>
    </style:style>
    <style:style style:name="P20" style:family="paragraph" style:parent-style-name="Standard">
      <style:paragraph-properties fo:line-height="100%" style:writing-mode="lr-tb"/>
      <style:text-properties style:font-name="Avenir Light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style:writing-mode="lr-tb"/>
      <style:text-properties style:font-name="Avenir Light1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100%" style:writing-mode="lr-tb"/>
      <style:text-properties style:font-name="Avenir Light1" fo:font-size="11pt" style:font-size-asian="11pt" style:font-size-complex="11pt"/>
    </style:style>
    <style:style style:name="P23" style:family="paragraph" style:parent-style-name="Standard" style:list-style-name="L1">
      <style:paragraph-properties fo:line-height="100%" style:writing-mode="lr-tb"/>
      <style:text-properties style:font-name="Avenir Light1"/>
    </style:style>
    <style:style style:name="P24" style:family="paragraph" style:parent-style-name="Standard" style:list-style-name="L3">
      <style:paragraph-properties fo:line-height="100%" style:writing-mode="lr-tb"/>
      <style:text-properties style:font-name="Avenir Light1"/>
    </style:style>
    <style:style style:name="P25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style:font-name="Avenir Light1" fo:font-size="11pt" style:font-size-asian="11pt" style:font-size-complex="11pt"/>
    </style:style>
    <style:style style:name="P26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style:font-name="Avenir Light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7" style:family="paragraph" style:parent-style-name="Standard" style:list-style-name="LS2">
      <style:paragraph-properties fo:margin-left="0in" fo:margin-right="0in" fo:margin-top="0in" fo:margin-bottom="0in" fo:line-height="100%" fo:text-indent="0in" style:auto-text-indent="false" style:writing-mode="lr-tb"/>
      <style:text-properties style:font-name="Avenir Light1" fo:font-size="11pt" style:font-size-asian="11pt" style:font-size-complex="11pt"/>
    </style:style>
    <style:style style:name="P28" style:family="paragraph" style:parent-style-name="Standard" style:list-style-name="LS2">
      <style:paragraph-properties fo:margin-left="0in" fo:margin-right="0in" fo:margin-top="0in" fo:margin-bottom="0in" fo:line-height="100%" fo:text-indent="0in" style:auto-text-indent="false" style:writing-mode="lr-tb"/>
    </style:style>
    <style:style style:name="P29" style:family="paragraph" style:parent-style-name="Standard" style:list-style-name="LS2">
      <style:paragraph-properties fo:margin-left="0in" fo:margin-right="0in" fo:margin-top="0in" fo:margin-bottom="0in" fo:line-height="100%" fo:text-indent="0in" style:auto-text-indent="false" fo:break-before="page" style:writing-mode="lr-tb"/>
      <style:text-properties style:font-name="Avenir Light1" fo:font-size="11pt" style:font-size-asian="11pt" style:font-size-complex="11pt"/>
    </style:style>
    <style:style style:name="P30" style:family="paragraph" style:parent-style-name="Standard">
      <style:paragraph-properties fo:line-height="100%" fo:break-before="auto" fo:break-after="auto" style:writing-mode="lr-tb"/>
      <style:text-properties style:font-name="Avenir Light1" fo:font-size="11pt" style:font-size-asian="11pt" style:font-size-complex="11pt"/>
    </style:style>
    <style:style style:name="P31" style:family="paragraph" style:parent-style-name="Standard">
      <style:paragraph-properties fo:line-height="100%" fo:break-before="auto" fo:break-after="auto" style:writing-mode="lr-tb"/>
      <style:text-properties style:font-name="Avenir Light1" fo:font-size="11pt" fo:font-weight="bol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line-height="100%" fo:break-before="auto" fo:break-after="auto" style:writing-mode="lr-tb"/>
      <style:text-properties style:font-name="Avenir Light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3" style:family="paragraph" style:parent-style-name="Standard">
      <style:paragraph-properties fo:margin-left="0.5in" fo:margin-right="0in" fo:line-height="100%" fo:text-indent="0.25in" style:auto-text-indent="false" fo:break-before="auto" fo:break-after="auto" style:writing-mode="lr-tb"/>
      <style:text-properties style:font-name="Avenir Light1" fo:font-size="11pt" style:font-size-asian="11pt" style:font-size-complex="11pt"/>
    </style:style>
    <style:style style:name="P34" style:family="paragraph" style:parent-style-name="Standard">
      <style:paragraph-properties fo:margin-left="0.5in" fo:margin-right="0in" fo:line-height="100%" fo:text-indent="0.25in" style:auto-text-indent="false" style:writing-mode="lr-tb"/>
      <style:text-properties style:font-name="Avenir Light1" fo:font-size="11pt" style:font-size-asian="11pt" style:font-size-complex="11pt"/>
    </style:style>
    <style:style style:name="P35" style:family="paragraph" style:parent-style-name="Heading_20_1" style:list-style-name="LS2">
      <style:paragraph-properties fo:margin-left="0.5in" fo:margin-right="0in" fo:margin-top="0in" fo:margin-bottom="0in" fo:line-height="100%" fo:text-indent="0in" style:auto-text-indent="false" fo:break-before="auto" fo:break-after="auto" style:writing-mode="lr-tb"/>
    </style:style>
    <style:style style:name="T1" style:family="text">
      <style:text-properties fo:color="#0000ff" style:font-name="Avenir Light1" fo:font-size="11pt" style:text-underline-style="none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280099" style:font-name="Avenir Light1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5" style:family="text">
      <style:text-properties fo:color="#280099" style:font-name="Avenir Light1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Avenir Light1"/>
    </style:style>
    <style:style style:name="T9" style:family="text">
      <style:text-properties style:font-name="Avenir Light1" fo:font-size="11pt" style:font-size-asian="11pt" style:font-size-complex="11pt"/>
    </style:style>
    <style:style style:name="T10" style:family="text">
      <style:text-properties style:font-name="Avenir Light1" fo:font-size="11pt" fo:font-style="italic" style:font-size-asian="11pt" style:font-style-asian="italic" style:font-size-complex="11pt" style:font-style-complex="italic"/>
    </style:style>
    <style:style style:name="T11" style:family="text">
      <style:text-properties style:font-name="Avenir Light1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variant="normal" fo:text-transform="none" fo:color="#635f5c" style:text-line-through-style="none" style:font-name="Avenir Light1" fo:font-size="15.3000001907349pt" fo:letter-spacing="normal" fo:font-style="normal" style:text-underline-style="none" fo:font-weight="normal" style:text-blinking="false" style:font-size-asian="11pt" style:font-size-complex="11pt"/>
    </style:style>
    <style:style style:name="T13" style:family="text">
      <style:text-properties fo:font-variant="normal" fo:text-transform="none" fo:color="#635f5c" style:text-line-through-style="none" style:font-name="Avenir Light1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635f5c" style:text-line-through-style="none" style:font-name="Avenir Light1" fo:font-size="11pt" fo:letter-spacing="normal" fo:font-style="normal" style:text-underline-style="none" fo:font-weight="normal" style:text-blinking="false" style:font-size-asian="11pt" style:font-size-complex="11pt"/>
    </style:style>
    <style:style style:name="T15" style:family="text">
      <style:text-properties fo:font-variant="normal" fo:text-transform="none" style:text-line-through-style="none" style:font-name="Avenir Light1" fo:font-size="11pt" fo:letter-spacing="normal" fo:font-style="normal" style:text-underline-style="none" fo:font-weight="normal" style:text-blinking="false" style:font-size-asian="11pt" style:font-size-complex="11pt"/>
    </style:style>
    <style:style style:name="T16" style:family="text">
      <style:text-properties fo:font-variant="normal" fo:text-transform="none" fo:color="#800000" style:text-line-through-style="none" style:font-name="Avenir Light1" fo:font-size="11pt" fo:letter-spacing="normal" fo:font-style="normal" style:text-underline-style="none" fo:font-weight="normal" style:text-blinking="false" style:font-size-asian="11pt" style:font-size-complex="11pt"/>
    </style:style>
    <style:style style:name="T17" style:family="text">
      <style:text-properties fo:font-variant="normal" fo:text-transform="none" fo:color="#000000" style:text-line-through-style="none" style:font-name="Avenir Light1" fo:font-size="11pt" fo:letter-spacing="normal" fo:font-style="normal" style:text-underline-style="none" fo:font-weight="normal" style:text-blinking="false" style:font-size-asian="11pt" style:font-size-complex="11pt"/>
    </style:style>
    <style:style style:name="T1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Lindsay Young<text:tab/><text:tab/><text:tab/><text:tab/><text:tab/><text:tab/></text:span><text:a xlink:type="simple" xlink:href="mailto:lindsay.n.young@gmail.com"><text:span text:style-name="T8">lindsay</text:span></text:a><text:a xlink:type="simple" xlink:href="mailto:lindsay.n.young@gmail.com"><text:span text:style-name="T8">.</text:span></text:a><text:a xlink:type="simple" xlink:href="mailto:lindsay.n.young@gmail.com"><text:span text:style-name="T8">n</text:span></text:a><text:a xlink:type="simple" xlink:href="mailto:lindsay.n.young@gmail.com"><text:span text:style-name="T8">.</text:span></text:a><text:a xlink:type="simple" xlink:href="mailto:lindsay.n.young@gmail.com"><text:span text:style-name="T8">young</text:span></text:a><text:a xlink:type="simple" xlink:href="mailto:lindsay.n.young@gmail.com"><text:span text:style-name="T8">@</text:span></text:a><text:a xlink:type="simple" xlink:href="mailto:lindsay.n.young@gmail.com"><text:span text:style-name="T8">gmail</text:span></text:a><text:a xlink:type="simple" xlink:href="mailto:lindsay.n.young@gmail.com"><text:span text:style-name="T8">.</text:span></text:a><text:a xlink:type="simple" xlink:href="mailto:lindsay.n.young@gmail.com"><text:span text:style-name="T8">com</text:span></text:a><text:span text:style-name="T9"><text:tab/><text:tab/><text:tab/><text:tab/><text:tab/><text:tab/><text:tab/><text:tab/></text:span><text:a xlink:type="simple" xlink:href="https://twitter.com/not_young"><text:span text:style-name="T8">@</text:span></text:a><text:a xlink:type="simple" xlink:href="https://twitter.com/not_young"><text:span text:style-name="T8">not</text:span></text:a><text:a xlink:type="simple" xlink:href="https://twitter.com/not_young"><text:span text:style-name="T8">_</text:span></text:a><text:a xlink:type="simple" xlink:href="https://twitter.com/not_young"><text:span text:style-name="T8">young</text:span></text:a><text:span text:style-name="T9"><text:tab/><text:tab/><text:tab/><text:tab/><text:tab/><text:tab/><text:tab/><text:tab/><text:tab/><text:tab/><text:tab/></text:span><text:a xlink:type="simple" xlink:href="https://github.com/LindsayYoung"><text:span text:style-name="T8">github</text:span></text:a><text:a xlink:type="simple" xlink:href="https://github.com/LindsayYoung"><text:span text:style-name="T8">.</text:span></text:a><text:a xlink:type="simple" xlink:href="https://github.com/LindsayYoung"><text:span text:style-name="T8">com</text:span></text:a><text:a xlink:type="simple" xlink:href="https://github.com/LindsayYoung"><text:span text:style-name="T8">/</text:span></text:a><text:a xlink:type="simple" xlink:href="https://github.com/LindsayYoung"><text:span text:style-name="T8">LindsayYoung</text:span></text:a><text:span text:style-name="T9"><text:tab/><text:tab/></text:span></text:p>
      <text:p text:style-name="P25"><draw:frame draw:style-name="fr1" draw:name="graphics1" text:anchor-type="as-char" svg:width="5.9957in" svg:height="0.0193in" draw:z-index="0"><draw:image xlink:href="Pictures/100000000000026F000000025466A09A.png" xlink:type="simple" xlink:show="embed" xlink:actuate="onLoad"/></draw:frame></text:p>
      <text:p text:style-name="P30"/>
      <text:p text:style-name="P22">Building open data and open source technologies that fuel efficient, open governance.</text:p>
      <text:p text:style-name="P31"/>
      <text:p text:style-name="P32">Skills</text:p>
      <text:list xml:id="list4743679154477471790" text:style-name="LS1">
        <text:list-item>
          <text:p text:style-name="P3">Exceptional written and verbal communication skills</text:p>
        </text:list-item>
        <text:list-item>
          <text:p text:style-name="P3">Strong project management capabilities</text:p>
        </text:list-item>
        <text:list-item>
          <text:p text:style-name="P3">Rapid learner of technology and new concepts</text:p>
        </text:list-item>
      </text:list>
      <text:p text:style-name="P31"/>
      <text:p text:style-name="P31"><text:span text:style-name="T18">Experience</text:span></text:p>
      <text:p text:style-name="P21"/>
      <text:p text:style-name="P21"><text:tab/>18F, General Services Administration <text:tab/><text:tab/><text:tab/><text:tab/>Sept 2014 - Present</text:p>
      <text:p text:style-name="P21"><text:tab/> <text:s text:c="6"/>Tittle: Innovation Specialist</text:p>
      <text:p text:style-name="P21"/>
      <text:list xml:id="list4600611254308745712" text:style-name="L1">
        <text:list-item>
          <text:p text:style-name="P23"><text:span text:style-name="T7">Applying start-up and agile development principles to government projects.</text:span></text:p>
        </text:list-item>
        <text:list-item>
          <text:p text:style-name="P18"><text:span text:style-name="T6">Contributing to the USCIS overhaul using Ruby and Rails.</text:span></text:p>
        </text:list-item>
      </text:list>
      <text:p text:style-name="P20"/>
      <text:p text:style-name="P21"><text:tab/>ECA Professional Fellow, International Center for Journalists <text:tab/>July 2014-Feb 2015</text:p>
      <text:p text:style-name="P21"><text:tab/> <text:s text:c="5"/>Title: Fellow</text:p>
      <text:p text:style-name="P21"/>
      <text:list xml:id="list2420919466676175922" text:style-name="L3">
        <text:list-item>
          <text:p text:style-name="P24"><text:span text:style-name="T7">One of the first American fellows to travel to the Middle East/North Africa and back under ICFJ's exchange program. The first ICFJ program to integrate business planning and revenue strategy with training in digital media.</text:span></text:p>
        </text:list-item>
        <text:list-item>
          <text:p text:style-name="P19"><text:span text:style-name="T6">Fellow, "Unlocking the Economic Potential of Digital Media," a professional fellowship program managed by the International Center for Journalists and funded by the U.S. State Department's Bureau of Educational and Cultural Affairs.</text:span></text:p>
        </text:list-item>
      </text:list>
      <text:p text:style-name="P21"/>
      <text:p text:style-name="P14">Sunlight Foundation <text:tab/><text:tab/><text:tab/><text:tab/><text:tab/><text:tab/><text:tab/>Nov 2010 – Sept 2014</text:p>
      <text:p text:style-name="P33"><text:span text:style-name="T2">Title: Software Developer</text:span></text:p>
      <text:p text:style-name="P33">Former titles: Reporter, Researcher</text:p>
      <text:p text:style-name="P34"/>
      <text:list xml:id="list3238108452787746887" text:style-name="LS2">
        <text:list-item>
          <text:p text:style-name="P12"><text:span text:style-name="T6">Lead software developer on vital projects, including large scale data projects, user facing products and internal tools.</text:span></text:p>
        </text:list-item>
        <text:list-item>
          <text:p text:style-name="P4">Coordinated across Policy, Reporting, Design and Communications departments to strategize, develop and launch web projects that use government data to connect journalists and citizens to their government.</text:p>
          <text:p text:style-name="P4"><text:span text:style-name="T3"/></text:p>
          <text:p text:style-name="P27"><text:span text:style-name="T3"/></text:p>
          <text:p text:style-name="P29"><text:span text:style-name="T3">Projects:</text:span></text:p>
        </text:list-item>
        <text:list-item>
          <text:p text:style-name="P2"><text:a xlink:type="simple" xlink:href="http://foreign.influenceexplorer.com/"><text:span text:style-name="T8">Foreign</text:span></text:a><text:a xlink:type="simple" xlink:href="http://foreign.influenceexplorer.com/"><text:span text:style-name="T8"> </text:span></text:a><text:a xlink:type="simple" xlink:href="http://foreign.influenceexplorer.com/"><text:span text:style-name="T8">Influence</text:span></text:a><text:a xlink:type="simple" xlink:href="http://foreign.influenceexplorer.com/"><text:span text:style-name="T8"> </text:span></text:a><text:a xlink:type="simple" xlink:href="http://foreign.influenceexplorer.com/"><text:span text:style-name="T8">Explorer</text:span></text:a><text:span text:style-name="T9"><text:line-break/>(Python, Django) A project that turns DOJ records into a database and website about foreign influence in the US.</text:span></text:p>
        </text:list-item>
        <text:list-item>
          <text:p text:style-name="P2"><text:a xlink:type="simple" xlink:href="https://sunlightlabs.github.io/congress/"><text:span text:style-name="T8">Congress</text:span></text:a><text:a xlink:type="simple" xlink:href="https://sunlightlabs.github.io/congress/"><text:span text:style-name="T8"> </text:span></text:a><text:a xlink:type="simple" xlink:href="https://sunlightlabs.github.io/congress/"><text:span text:style-name="T8">API</text:span></text:a><text:span text:style-name="T9"><text:line-break/>(Ruby, Sinatra) An API about the work and structure of Congress.</text:span></text:p>
        </text:list-item>
        <text:list-item>
          <text:p text:style-name="P17"><text:a xlink:type="simple" xlink:href="https://scout.sunlightfoundation.com/"><text:span text:style-name="T4">Scout</text:span></text:a><text:span text:style-name="T9"><text:line-break/>(Ruby, Sinatra) An alert service that delivers emails about Congress, regulations, state governments and court documents.</text:span></text:p>
        </text:list-item>
        <text:list-item>
          <text:p text:style-name="P2"><text:a xlink:type="simple" xlink:href="http://capitolwords.org/"><text:span text:style-name="T8">Capitol</text:span></text:a><text:a xlink:type="simple" xlink:href="http://capitolwords.org/"><text:span text:style-name="T8"> </text:span></text:a><text:a xlink:type="simple" xlink:href="http://capitolwords.org/"><text:span text:style-name="T8">Words</text:span></text:a><text:span text:style-name="T9"><text:line-break/>(Python Django) A website and API that ingests and parses the Congressional Record.</text:span></text:p>
          <text:p text:style-name="P13"><text:span text:style-name="T10"/></text:p>
          <text:p text:style-name="P28"><text:span text:style-name="T10">Writing:</text:span></text:p>
        </text:list-item>
        <text:list-item>
          <text:p text:style-name="P35"><text:a xlink:type="simple" xlink:href="http://sunlightfoundation.com/blog/2014/09/09/women-make-up-half-the-u-s-population-one-fourth-of-u-s-house-witnesses/">Women make up more than half the U.S. population, less than one fourth of U.S. House witnesses</text:a><text:span text:style-name="T17"> Used Congress API expansion to do a study on gender imbalance of House witnesses.</text:span></text:p>
        </text:list-item>
        <text:list-item>
          <text:p text:style-name="P13"><text:a xlink:type="simple" xlink:href="http://sunlightfoundation.com/blog/2014/05/08/what-countries-spent-the-most-to-influence-the-usa-in-2013/"><text:span text:style-name="T8">What</text:span></text:a><text:a xlink:type="simple" xlink:href="http://sunlightfoundation.com/blog/2014/05/08/what-countries-spent-the-most-to-influence-the-usa-in-2013/"><text:span text:style-name="T8"> </text:span></text:a><text:a xlink:type="simple" xlink:href="http://sunlightfoundation.com/blog/2014/05/08/what-countries-spent-the-most-to-influence-the-usa-in-2013/"><text:span text:style-name="T8">countries</text:span></text:a><text:a xlink:type="simple" xlink:href="http://sunlightfoundation.com/blog/2014/05/08/what-countries-spent-the-most-to-influence-the-usa-in-2013/"><text:span text:style-name="T8"> </text:span></text:a><text:a xlink:type="simple" xlink:href="http://sunlightfoundation.com/blog/2014/05/08/what-countries-spent-the-most-to-influence-the-usa-in-2013/"><text:span text:style-name="T8">spent</text:span></text:a><text:a xlink:type="simple" xlink:href="http://sunlightfoundation.com/blog/2014/05/08/what-countries-spent-the-most-to-influence-the-usa-in-2013/"><text:span text:style-name="T8"> </text:span></text:a><text:a xlink:type="simple" xlink:href="http://sunlightfoundation.com/blog/2014/05/08/what-countries-spent-the-most-to-influence-the-usa-in-2013/"><text:span text:style-name="T8">the</text:span></text:a><text:a xlink:type="simple" xlink:href="http://sunlightfoundation.com/blog/2014/05/08/what-countries-spent-the-most-to-influence-the-usa-in-2013/"><text:span text:style-name="T8"> </text:span></text:a><text:a xlink:type="simple" xlink:href="http://sunlightfoundation.com/blog/2014/05/08/what-countries-spent-the-most-to-influence-the-usa-in-2013/"><text:span text:style-name="T8">most</text:span></text:a><text:a xlink:type="simple" xlink:href="http://sunlightfoundation.com/blog/2014/05/08/what-countries-spent-the-most-to-influence-the-usa-in-2013/"><text:span text:style-name="T8"> </text:span></text:a><text:a xlink:type="simple" xlink:href="http://sunlightfoundation.com/blog/2014/05/08/what-countries-spent-the-most-to-influence-the-usa-in-2013/"><text:span text:style-name="T8">to</text:span></text:a><text:a xlink:type="simple" xlink:href="http://sunlightfoundation.com/blog/2014/05/08/what-countries-spent-the-most-to-influence-the-usa-in-2013/"><text:span text:style-name="T8"> </text:span></text:a><text:a xlink:type="simple" xlink:href="http://sunlightfoundation.com/blog/2014/05/08/what-countries-spent-the-most-to-influence-the-usa-in-2013/"><text:span text:style-name="T8">influence</text:span></text:a><text:a xlink:type="simple" xlink:href="http://sunlightfoundation.com/blog/2014/05/08/what-countries-spent-the-most-to-influence-the-usa-in-2013/"><text:span text:style-name="T8"> </text:span></text:a><text:a xlink:type="simple" xlink:href="http://sunlightfoundation.com/blog/2014/05/08/what-countries-spent-the-most-to-influence-the-usa-in-2013/"><text:span text:style-name="T8">the</text:span></text:a><text:a xlink:type="simple" xlink:href="http://sunlightfoundation.com/blog/2014/05/08/what-countries-spent-the-most-to-influence-the-usa-in-2013/"><text:span text:style-name="T8"> </text:span></text:a><text:a xlink:type="simple" xlink:href="http://sunlightfoundation.com/blog/2014/05/08/what-countries-spent-the-most-to-influence-the-usa-in-2013/"><text:span text:style-name="T8">USA</text:span></text:a><text:a xlink:type="simple" xlink:href="http://sunlightfoundation.com/blog/2014/05/08/what-countries-spent-the-most-to-influence-the-usa-in-2013/"><text:span text:style-name="T8"> </text:span></text:a><text:a xlink:type="simple" xlink:href="http://sunlightfoundation.com/blog/2014/05/08/what-countries-spent-the-most-to-influence-the-usa-in-2013/"><text:span text:style-name="T8">in</text:span></text:a><text:a xlink:type="simple" xlink:href="http://sunlightfoundation.com/blog/2014/05/08/what-countries-spent-the-most-to-influence-the-usa-in-2013/"><text:span text:style-name="T8"> 2013?</text:span></text:a><text:span text:style-name="T1"> </text:span><text:span text:style-name="T9">Used Foreign Influence Explorer Data to calculate the top lobbying countries, according to DOJ records.</text:span></text:p>
        </text:list-item>
        <text:list-item>
          <text:p text:style-name="P2"><text:a xlink:type="simple" xlink:href="http://sunlightfoundation.com/blog/2013/05/16/final-look-at-outside-spenders-2012-return-on-investment/"><text:span text:style-name="T8">Outside</text:span></text:a><text:a xlink:type="simple" xlink:href="http://sunlightfoundation.com/blog/2013/05/16/final-look-at-outside-spenders-2012-return-on-investment/"><text:span text:style-name="T8"> </text:span></text:a><text:a xlink:type="simple" xlink:href="http://sunlightfoundation.com/blog/2013/05/16/final-look-at-outside-spenders-2012-return-on-investment/"><text:span text:style-name="T8">Spenders</text:span></text:a><text:a xlink:type="simple" xlink:href="http://sunlightfoundation.com/blog/2013/05/16/final-look-at-outside-spenders-2012-return-on-investment/"><text:span text:style-name="T8"> </text:span></text:a><text:a xlink:type="simple" xlink:href="http://sunlightfoundation.com/blog/2013/05/16/final-look-at-outside-spenders-2012-return-on-investment/"><text:span text:style-name="T8">Return</text:span></text:a><text:a xlink:type="simple" xlink:href="http://sunlightfoundation.com/blog/2013/05/16/final-look-at-outside-spenders-2012-return-on-investment/"><text:span text:style-name="T8"> </text:span></text:a><text:a xlink:type="simple" xlink:href="http://sunlightfoundation.com/blog/2013/05/16/final-look-at-outside-spenders-2012-return-on-investment/"><text:span text:style-name="T8">on</text:span></text:a><text:a xlink:type="simple" xlink:href="http://sunlightfoundation.com/blog/2013/05/16/final-look-at-outside-spenders-2012-return-on-investment/"><text:span text:style-name="T8"> </text:span></text:a><text:a xlink:type="simple" xlink:href="http://sunlightfoundation.com/blog/2013/05/16/final-look-at-outside-spenders-2012-return-on-investment/"><text:span text:style-name="T8">investment</text:span></text:a><text:span text:style-name="T1"> </text:span><text:span text:style-name="T9">Created a new political metric by calculating the percent of money spent on winning candidates.</text:span></text:p>
        </text:list-item>
        <text:list-item>
          <text:p text:style-name="P2"><text:a xlink:type="simple" xlink:href="http://sunlightfoundation.com/blog/author/lyoung/"><text:span text:style-name="T8">see</text:span></text:a><text:a xlink:type="simple" xlink:href="http://sunlightfoundation.com/blog/author/lyoung/"><text:span text:style-name="T8"> </text:span></text:a><text:a xlink:type="simple" xlink:href="http://sunlightfoundation.com/blog/author/lyoung/"><text:span text:style-name="T8">all</text:span></text:a><text:a xlink:type="simple" xlink:href="http://sunlightfoundation.com/blog/author/lyoung/"><text:span text:style-name="T8"> </text:span></text:a><text:a xlink:type="simple" xlink:href="http://sunlightfoundation.com/blog/author/lyoung/"><text:span text:style-name="T8">posts</text:span></text:a></text:p>
          <text:p text:style-name="P28"><text:span text:style-name="T8"/></text:p>
          <text:p text:style-name="P28"><text:span text:style-name="T8">Other experience:</text:span></text:p>
        </text:list-item>
        <text:list-item>
          <text:p text:style-name="P2"><text:span text:style-name="T9">Co-Organized </text:span><text:a xlink:type="simple" xlink:href="http://transparencycamp.org/"><text:span text:style-name="T5">TransparencyCamp</text:span></text:a><text:span text:style-name="T1"> </text:span><text:span text:style-name="T9">2013-2014, The Sunlight Foundation's annual conference. Worked across departments managing personnel and logistics for the event.</text:span></text:p>
        </text:list-item>
        <text:list-item>
          <text:p text:style-name="P2"><text:span text:style-name="T9">Helped craft policy agenda on foreign lobbying and contributed to getting FARA reform into the DOJ's </text:span><text:a xlink:type="simple" xlink:href="http://www.justice.gov/open/doj-open-government-plan.pdf"><text:span text:style-name="T8">Open</text:span></text:a><text:a xlink:type="simple" xlink:href="http://www.justice.gov/open/doj-open-government-plan.pdf"><text:span text:style-name="T8"> </text:span></text:a><text:a xlink:type="simple" xlink:href="http://www.justice.gov/open/doj-open-government-plan.pdf"><text:span text:style-name="T8">Government</text:span></text:a><text:a xlink:type="simple" xlink:href="http://www.justice.gov/open/doj-open-government-plan.pdf"><text:span text:style-name="T8"> </text:span></text:a><text:a xlink:type="simple" xlink:href="http://www.justice.gov/open/doj-open-government-plan.pdf"><text:span text:style-name="T8">Plan</text:span></text:a><text:span text:style-name="T9">.</text:span></text:p>
        </text:list-item>
        <text:list-item>
          <text:p text:style-name="P4">My work has been cited by: The New York Times, Washington Post, TIME Swampland, Washington Times, National Journal, Politico, Huffington Post, CNN Money, Reuters, Atlantic Wire, USA Today and other media outlets.</text:p>
        </text:list-item>
      </text:list>
      <text:p text:style-name="P16"/>
      <text:p text:style-name="P14">Morgan Training Company <text:tab/><text:tab/><text:tab/><text:tab/><text:tab/><text:tab/>Oct 2007 – May 2009</text:p>
      <text:p text:style-name="P33"><text:span text:style-name="T2">Title</text:span><text:span text:style-name="T2">: </text:span><text:span text:style-name="T2">Marketing</text:span><text:span text:style-name="T2"> </text:span><text:span text:style-name="T2">Analyst</text:span><text:span text:style-name="T2"> (</text:span><text:span text:style-name="T2">P</text:span><text:span text:style-name="T2">/</text:span><text:span text:style-name="T2">T</text:span><text:span text:style-name="T2">)</text:span></text:p>
      <text:list xml:id="list7785480237385599604" text:style-name="LS3">
        <text:list-item>
          <text:p text:style-name="P5">Morgan Training Company provides sales training to engineering professionals. I analyzed customer satisfaction surveys using quantitative and qualitative methods. I compiled the results into a report and chose testimonials for marketing materials.</text:p>
        </text:list-item>
      </text:list>
      <text:p text:style-name="P14"/>
      <text:p text:style-name="P14">The Senatorial Office of Byron Dorgan<text:tab/><text:tab/><text:tab/><text:tab/> Aug 2006 – Dec 2006</text:p>
      <text:p text:style-name="P33"><text:span text:style-name="T2">Title</text:span><text:span text:style-name="T2">: </text:span><text:span text:style-name="T2">Intern</text:span></text:p>
      <text:list xml:id="list139869269461173875" text:style-name="LS4">
        <text:list-item>
          <text:p text:style-name="P6"><text:soft-page-break/>I conducted research, wrote memos and constituent letters. I also produced graphics, wrote a brochure, and composed an office tour guide manual using verified information including maps, a glossary, and talking points.</text:p>
        </text:list-item>
      </text:list>
      <text:p text:style-name="P14"/>
      <text:p text:style-name="P14">The Congressional Office of Anna Eshoo <text:tab/><text:tab/><text:tab/><text:tab/>Sept 2005 – Dec 2005</text:p>
      <text:p text:style-name="P33"><text:span text:style-name="T2">Title</text:span><text:span text:style-name="T2">: </text:span><text:span text:style-name="T2">Intern</text:span></text:p>
      <text:list xml:id="list8747390045397128895" text:style-name="LS5">
        <text:list-item>
          <text:p text:style-name="P7">I wrote a constituent letter and performed receptionist duties. I obtained Congressional Research Service Certification and used CRS services provided by the Library of Congress.</text:p>
        </text:list-item>
      </text:list>
      <text:p text:style-name="P31"/>
      <text:p text:style-name="P32">Education</text:p>
      <text:p text:style-name="P15"><text:span text:style-name="T2">Pepperdine</text:span><text:span text:style-name="T2"> </text:span><text:span text:style-name="T2">University</text:span></text:p>
      <text:list xml:id="list4969063194092655011" text:style-name="LS6">
        <text:list-item>
          <text:p text:style-name="P10">Master in Public Policy 2010</text:p>
        </text:list-item>
        <text:list-item>
          <text:p text:style-name="P10">3.96 GPA, Rank 2 of 50</text:p>
        </text:list-item>
        <text:list-item>
          <text:p text:style-name="P10">Concentration in International Relations</text:p>
        </text:list-item>
      </text:list>
      <text:p text:style-name="P14"/>
      <text:p text:style-name="P14">University California, Riverside</text:p>
      <text:list xml:id="list3111196562121906850" text:style-name="LS7">
        <text:list-item>
          <text:p text:style-name="P11">B.A. in History 2007</text:p>
        </text:list-item>
        <text:list-item>
          <text:p text:style-name="P8">3.91 GPA, Summa cum laude</text:p>
        </text:list-item>
        <text:list-item>
          <text:p text:style-name="P11">Phi Beta Kappa</text:p>
        </text:list-item>
      </text:list>
      <text:p text:style-name="P14"/>
      <text:p text:style-name="P26">Technologies</text:p>
      <text:list xml:id="list6264026746714824335" text:style-name="LS8">
        <text:list-item>
          <text:p text:style-name="P9"><text:span text:style-name="T2">Programming languages</text:span>: Python, Ruby, Javascript</text:p>
        </text:list-item>
        <text:list-item>
          <text:p text:style-name="P9"><text:span text:style-name="T2">Web frameworks</text:span>: Django, Sinatra, Rails</text:p>
        </text:list-item>
        <text:list-item>
          <text:p text:style-name="P9"><text:span text:style-name="T2">Databases and search</text:span>: MySQL, MongoDB, Elasticsearch</text:p>
        </text:list-item>
        <text:list-item>
          <text:p text:style-name="P9">HTML5 and CSS3</text:p>
        </text:list-item>
        <text:list-item>
          <text:p text:style-name="P9">Use Amazon EC2 and S3 services</text:p>
        </text:list-item>
        <text:list-item>
          <text:p text:style-name="P9">Creation, use and maintenance of AP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/>
    <style:font-face style:name="Georgia" svg:font-family="Georgia"/>
    <style:font-face style:name="Georgia1" svg:font-family="Georgia, 'Times New Roman', Times, serif"/>
    <style:font-face style:name="Lucida Grande" svg:font-family="'Lucida Grande', Calibri, Helvetica, Arial, sans-serif"/>
    <style:font-face style:name="Myriad Pro" svg:font-family="'Myriad Pro', Calibri, Helvetica, Arial, sans-serif"/>
    <style:font-face style:name="OpenSymbol" svg:font-family="OpenSymbol"/>
    <style:font-face style:name="inherit" svg:font-family="inherit"/>
    <style:font-face style:name="Avenir Light" svg:font-family="'Avenir Light'" style:font-pitch="variable"/>
    <style:font-face style:name="Avenir Light1" svg:font-family="'Avenir Ligh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Cambria" fo:font-size="12pt" fo:font-style="normal" style:text-underline-style="none" fo:font-weight="normal" style:font-name-asian="Cambria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in" fo:margin-bottom="0in" fo:line-height="100%" fo:keep-together="always" fo:break-before="auto" fo:break-after="auto" fo:keep-with-next="always" style:writing-mode="lr-tb"/>
      <style:text-properties style:font-name="Times New Roman" fo:font-size="24p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in" fo:margin-bottom="0in" fo:line-height="100%" fo:keep-together="always" fo:break-before="auto" fo:break-after="auto" fo:keep-with-next="always" style:writing-mode="lr-tb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in" fo:margin-bottom="0in" fo:line-height="100%" fo:keep-together="always" fo:break-before="auto" fo:break-after="auto" fo:keep-with-next="always" style:writing-mode="lr-tb"/>
      <style:text-properties style:font-name="Times New Roman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in" fo:margin-bottom="0in" fo:line-height="100%" fo:keep-together="always" fo:break-before="auto" fo:break-after="auto" fo:keep-with-next="always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in" fo:margin-bottom="0in" fo:line-height="100%" fo:keep-together="always" fo:break-before="auto" fo:break-after="auto" fo:keep-with-next="always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in" fo:margin-bottom="0in" fo:line-height="100%" fo:keep-together="always" fo:break-before="auto" fo:break-after="auto" fo:keep-with-next="always" style:writing-mode="lr-tb"/>
      <style:text-properties style:font-name="Times New Roman" fo:font-size="7pt" fo:font-weight="bold" style:font-name-asian="Times New Roman" style:font-size-asian="7pt" style:font-weight-asian="bold" style:font-name-complex="Times New Roman" style:font-size-complex="7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00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font-name="Arial" fo:font-size="10pt" style:font-name-asian="Arial" style:font-size-asian="10pt" style:font-name-complex="Arial" style:font-size-complex="10pt"/>
    </style:style>
    <style:style style:name="List1Level1" style:family="text">
      <style:text-properties style:font-name="Arial" fo:font-size="10pt" style:font-name-asian="Arial" style:font-size-asian="10pt" style:font-name-complex="Arial" style:font-size-complex="10pt"/>
    </style:style>
    <style:style style:name="List1Level2" style:family="text">
      <style:text-properties style:font-name="Arial" fo:font-size="10pt" style:font-name-asian="Arial" style:font-size-asian="10pt" style:font-name-complex="Arial" style:font-size-complex="10pt"/>
    </style:style>
    <style:style style:name="List1Level3" style:family="text">
      <style:text-properties style:font-name="Arial" fo:font-size="10pt" style:font-name-asian="Arial" style:font-size-asian="10pt" style:font-name-complex="Arial" style:font-size-complex="10pt"/>
    </style:style>
    <style:style style:name="List1Level4" style:family="text">
      <style:text-properties style:font-name="Arial" fo:font-size="10pt" style:font-name-asian="Arial" style:font-size-asian="10pt" style:font-name-complex="Arial" style:font-size-complex="10pt"/>
    </style:style>
    <style:style style:name="List1Level5" style:family="text">
      <style:text-properties style:font-name="Arial" fo:font-size="10pt" style:font-name-asian="Arial" style:font-size-asian="10pt" style:font-name-complex="Arial" style:font-size-complex="10pt"/>
    </style:style>
    <style:style style:name="List1Level6" style:family="text">
      <style:text-properties style:font-name="Arial" fo:font-size="10pt" style:font-name-asian="Arial" style:font-size-asian="10pt" style:font-name-complex="Arial" style:font-size-complex="10pt"/>
    </style:style>
    <style:style style:name="List1Level7" style:family="text">
      <style:text-properties style:font-name="Arial" fo:font-size="10pt" style:font-name-asian="Arial" style:font-size-asian="10pt" style:font-name-complex="Arial" style:font-size-complex="10pt"/>
    </style:style>
    <style:style style:name="List1Level8" style:family="text">
      <style:text-properties style:font-name="Arial" fo:font-size="10pt" style:font-name-asian="Arial" style:font-size-asian="10pt" style:font-name-complex="Arial" style:font-size-complex="10pt"/>
    </style:style>
    <style:style style:name="List2Level0" style:family="text">
      <style:text-properties style:font-name="Arial" fo:font-size="10pt" style:font-name-asian="Arial" style:font-size-asian="10pt" style:font-name-complex="Arial" style:font-size-complex="10pt"/>
    </style:style>
    <style:style style:name="List2Level1" style:family="text">
      <style:text-properties style:font-name="Arial" fo:font-size="10pt" style:font-name-asian="Arial" style:font-size-asian="10pt" style:font-name-complex="Arial" style:font-size-complex="10pt"/>
    </style:style>
    <style:style style:name="List2Level2" style:family="text">
      <style:text-properties style:font-name="Arial" fo:font-size="10pt" style:font-name-asian="Arial" style:font-size-asian="10pt" style:font-name-complex="Arial" style:font-size-complex="10pt"/>
    </style:style>
    <style:style style:name="List2Level3" style:family="text">
      <style:text-properties style:font-name="Arial" fo:font-size="10pt" style:font-name-asian="Arial" style:font-size-asian="10pt" style:font-name-complex="Arial" style:font-size-complex="10pt"/>
    </style:style>
    <style:style style:name="List2Level4" style:family="text">
      <style:text-properties style:font-name="Arial" fo:font-size="10pt" style:font-name-asian="Arial" style:font-size-asian="10pt" style:font-name-complex="Arial" style:font-size-complex="10pt"/>
    </style:style>
    <style:style style:name="List2Level5" style:family="text">
      <style:text-properties style:font-name="Arial" fo:font-size="10pt" style:font-name-asian="Arial" style:font-size-asian="10pt" style:font-name-complex="Arial" style:font-size-complex="10pt"/>
    </style:style>
    <style:style style:name="List2Level6" style:family="text">
      <style:text-properties style:font-name="Arial" fo:font-size="10pt" style:font-name-asian="Arial" style:font-size-asian="10pt" style:font-name-complex="Arial" style:font-size-complex="10pt"/>
    </style:style>
    <style:style style:name="List2Level7" style:family="text">
      <style:text-properties style:font-name="Arial" fo:font-size="10pt" style:font-name-asian="Arial" style:font-size-asian="10pt" style:font-name-complex="Arial" style:font-size-complex="10pt"/>
    </style:style>
    <style:style style:name="List2Level8" style:family="text">
      <style:text-properties style:font-name="Arial" fo:font-size="10pt" style:font-name-asian="Arial" style:font-size-asian="10pt" style:font-name-complex="Arial" style:font-size-complex="10pt"/>
    </style:style>
    <style:style style:name="List3Level0" style:family="text">
      <style:text-properties style:font-name="Arial" fo:font-size="10pt" style:font-name-asian="Arial" style:font-size-asian="10pt" style:font-name-complex="Arial" style:font-size-complex="10pt"/>
    </style:style>
    <style:style style:name="List3Level1" style:family="text">
      <style:text-properties style:font-name="Arial" fo:font-size="10pt" style:font-name-asian="Arial" style:font-size-asian="10pt" style:font-name-complex="Arial" style:font-size-complex="10pt"/>
    </style:style>
    <style:style style:name="List3Level2" style:family="text">
      <style:text-properties style:font-name="Arial" fo:font-size="10pt" style:font-name-asian="Arial" style:font-size-asian="10pt" style:font-name-complex="Arial" style:font-size-complex="10pt"/>
    </style:style>
    <style:style style:name="List3Level3" style:family="text">
      <style:text-properties style:font-name="Arial" fo:font-size="10pt" style:font-name-asian="Arial" style:font-size-asian="10pt" style:font-name-complex="Arial" style:font-size-complex="10pt"/>
    </style:style>
    <style:style style:name="List3Level4" style:family="text">
      <style:text-properties style:font-name="Arial" fo:font-size="10pt" style:font-name-asian="Arial" style:font-size-asian="10pt" style:font-name-complex="Arial" style:font-size-complex="10pt"/>
    </style:style>
    <style:style style:name="List3Level5" style:family="text">
      <style:text-properties style:font-name="Arial" fo:font-size="10pt" style:font-name-asian="Arial" style:font-size-asian="10pt" style:font-name-complex="Arial" style:font-size-complex="10pt"/>
    </style:style>
    <style:style style:name="List3Level6" style:family="text">
      <style:text-properties style:font-name="Arial" fo:font-size="10pt" style:font-name-asian="Arial" style:font-size-asian="10pt" style:font-name-complex="Arial" style:font-size-complex="10pt"/>
    </style:style>
    <style:style style:name="List3Level7" style:family="text">
      <style:text-properties style:font-name="Arial" fo:font-size="10pt" style:font-name-asian="Arial" style:font-size-asian="10pt" style:font-name-complex="Arial" style:font-size-complex="10pt"/>
    </style:style>
    <style:style style:name="List3Level8" style:family="text">
      <style:text-properties style:font-name="Arial" fo:font-size="10pt" style:font-name-asian="Arial" style:font-size-asian="10pt" style:font-name-complex="Arial" style:font-size-complex="10pt"/>
    </style:style>
    <style:style style:name="List4Level0" style:family="text">
      <style:text-properties style:font-name="Arial" fo:font-size="10pt" style:font-name-asian="Arial" style:font-size-asian="10pt" style:font-name-complex="Arial" style:font-size-complex="10pt"/>
    </style:style>
    <style:style style:name="List4Level1" style:family="text">
      <style:text-properties style:font-name="Arial" fo:font-size="10pt" style:font-name-asian="Arial" style:font-size-asian="10pt" style:font-name-complex="Arial" style:font-size-complex="10pt"/>
    </style:style>
    <style:style style:name="List4Level2" style:family="text">
      <style:text-properties style:font-name="Arial" fo:font-size="10pt" style:font-name-asian="Arial" style:font-size-asian="10pt" style:font-name-complex="Arial" style:font-size-complex="10pt"/>
    </style:style>
    <style:style style:name="List4Level3" style:family="text">
      <style:text-properties style:font-name="Arial" fo:font-size="10pt" style:font-name-asian="Arial" style:font-size-asian="10pt" style:font-name-complex="Arial" style:font-size-complex="10pt"/>
    </style:style>
    <style:style style:name="List4Level4" style:family="text">
      <style:text-properties style:font-name="Arial" fo:font-size="10pt" style:font-name-asian="Arial" style:font-size-asian="10pt" style:font-name-complex="Arial" style:font-size-complex="10pt"/>
    </style:style>
    <style:style style:name="List4Level5" style:family="text">
      <style:text-properties style:font-name="Arial" fo:font-size="10pt" style:font-name-asian="Arial" style:font-size-asian="10pt" style:font-name-complex="Arial" style:font-size-complex="10pt"/>
    </style:style>
    <style:style style:name="List4Level6" style:family="text">
      <style:text-properties style:font-name="Arial" fo:font-size="10pt" style:font-name-asian="Arial" style:font-size-asian="10pt" style:font-name-complex="Arial" style:font-size-complex="10pt"/>
    </style:style>
    <style:style style:name="List4Level7" style:family="text">
      <style:text-properties style:font-name="Arial" fo:font-size="10pt" style:font-name-asian="Arial" style:font-size-asian="10pt" style:font-name-complex="Arial" style:font-size-complex="10pt"/>
    </style:style>
    <style:style style:name="List4Level8" style:family="text">
      <style:text-properties style:font-name="Arial" fo:font-size="10pt" style:font-name-asian="Arial" style:font-size-asian="10pt" style:font-name-complex="Arial" style:font-size-complex="10pt"/>
    </style:style>
    <style:style style:name="List5Level0" style:family="text">
      <style:text-properties style:font-name="Arial" fo:font-size="10pt" style:font-name-asian="Arial" style:font-size-asian="10pt" style:font-name-complex="Arial" style:font-size-complex="10pt"/>
    </style:style>
    <style:style style:name="List5Level1" style:family="text">
      <style:text-properties style:font-name="Arial" fo:font-size="10pt" style:font-name-asian="Arial" style:font-size-asian="10pt" style:font-name-complex="Arial" style:font-size-complex="10pt"/>
    </style:style>
    <style:style style:name="List5Level2" style:family="text">
      <style:text-properties style:font-name="Arial" fo:font-size="10pt" style:font-name-asian="Arial" style:font-size-asian="10pt" style:font-name-complex="Arial" style:font-size-complex="10pt"/>
    </style:style>
    <style:style style:name="List5Level3" style:family="text">
      <style:text-properties style:font-name="Arial" fo:font-size="10pt" style:font-name-asian="Arial" style:font-size-asian="10pt" style:font-name-complex="Arial" style:font-size-complex="10pt"/>
    </style:style>
    <style:style style:name="List5Level4" style:family="text">
      <style:text-properties style:font-name="Arial" fo:font-size="10pt" style:font-name-asian="Arial" style:font-size-asian="10pt" style:font-name-complex="Arial" style:font-size-complex="10pt"/>
    </style:style>
    <style:style style:name="List5Level5" style:family="text">
      <style:text-properties style:font-name="Arial" fo:font-size="10pt" style:font-name-asian="Arial" style:font-size-asian="10pt" style:font-name-complex="Arial" style:font-size-complex="10pt"/>
    </style:style>
    <style:style style:name="List5Level6" style:family="text">
      <style:text-properties style:font-name="Arial" fo:font-size="10pt" style:font-name-asian="Arial" style:font-size-asian="10pt" style:font-name-complex="Arial" style:font-size-complex="10pt"/>
    </style:style>
    <style:style style:name="List5Level7" style:family="text">
      <style:text-properties style:font-name="Arial" fo:font-size="10pt" style:font-name-asian="Arial" style:font-size-asian="10pt" style:font-name-complex="Arial" style:font-size-complex="10pt"/>
    </style:style>
    <style:style style:name="List5Level8" style:family="text">
      <style:text-properties style:font-name="Arial" fo:font-size="10pt" style:font-name-asian="Arial" style:font-size-asian="10pt" style:font-name-complex="Arial" style:font-size-complex="10pt"/>
    </style:style>
    <style:style style:name="List6Level0" style:family="text">
      <style:text-properties style:font-name="Arial" fo:font-size="10pt" style:font-name-asian="Arial" style:font-size-asian="10pt" style:font-name-complex="Arial" style:font-size-complex="10pt"/>
    </style:style>
    <style:style style:name="List6Level1" style:family="text">
      <style:text-properties style:font-name="Arial" fo:font-size="10pt" style:font-name-asian="Arial" style:font-size-asian="10pt" style:font-name-complex="Arial" style:font-size-complex="10pt"/>
    </style:style>
    <style:style style:name="List6Level2" style:family="text">
      <style:text-properties style:font-name="Arial" fo:font-size="10pt" style:font-name-asian="Arial" style:font-size-asian="10pt" style:font-name-complex="Arial" style:font-size-complex="10pt"/>
    </style:style>
    <style:style style:name="List6Level3" style:family="text">
      <style:text-properties style:font-name="Arial" fo:font-size="10pt" style:font-name-asian="Arial" style:font-size-asian="10pt" style:font-name-complex="Arial" style:font-size-complex="10pt"/>
    </style:style>
    <style:style style:name="List6Level4" style:family="text">
      <style:text-properties style:font-name="Arial" fo:font-size="10pt" style:font-name-asian="Arial" style:font-size-asian="10pt" style:font-name-complex="Arial" style:font-size-complex="10pt"/>
    </style:style>
    <style:style style:name="List6Level5" style:family="text">
      <style:text-properties style:font-name="Arial" fo:font-size="10pt" style:font-name-asian="Arial" style:font-size-asian="10pt" style:font-name-complex="Arial" style:font-size-complex="10pt"/>
    </style:style>
    <style:style style:name="List6Level6" style:family="text">
      <style:text-properties style:font-name="Arial" fo:font-size="10pt" style:font-name-asian="Arial" style:font-size-asian="10pt" style:font-name-complex="Arial" style:font-size-complex="10pt"/>
    </style:style>
    <style:style style:name="List6Level7" style:family="text">
      <style:text-properties style:font-name="Arial" fo:font-size="10pt" style:font-name-asian="Arial" style:font-size-asian="10pt" style:font-name-complex="Arial" style:font-size-complex="10pt"/>
    </style:style>
    <style:style style:name="List6Level8" style:family="text">
      <style:text-properties style:font-name="Arial" fo:font-size="10pt" style:font-name-asian="Arial" style:font-size-asian="10pt" style:font-name-complex="Arial" style:font-size-complex="10pt"/>
    </style:style>
    <style:style style:name="List7Level0" style:family="text">
      <style:text-properties style:font-name="Arial" fo:font-size="10pt" style:font-name-asian="Arial" style:font-size-asian="10pt" style:font-name-complex="Arial" style:font-size-complex="10pt"/>
    </style:style>
    <style:style style:name="List7Level1" style:family="text">
      <style:text-properties style:font-name="Arial" fo:font-size="10pt" style:font-name-asian="Arial" style:font-size-asian="10pt" style:font-name-complex="Arial" style:font-size-complex="10pt"/>
    </style:style>
    <style:style style:name="List7Level2" style:family="text">
      <style:text-properties style:font-name="Arial" fo:font-size="10pt" style:font-name-asian="Arial" style:font-size-asian="10pt" style:font-name-complex="Arial" style:font-size-complex="10pt"/>
    </style:style>
    <style:style style:name="List7Level3" style:family="text">
      <style:text-properties style:font-name="Arial" fo:font-size="10pt" style:font-name-asian="Arial" style:font-size-asian="10pt" style:font-name-complex="Arial" style:font-size-complex="10pt"/>
    </style:style>
    <style:style style:name="List7Level4" style:family="text">
      <style:text-properties style:font-name="Arial" fo:font-size="10pt" style:font-name-asian="Arial" style:font-size-asian="10pt" style:font-name-complex="Arial" style:font-size-complex="10pt"/>
    </style:style>
    <style:style style:name="List7Level5" style:family="text">
      <style:text-properties style:font-name="Arial" fo:font-size="10pt" style:font-name-asian="Arial" style:font-size-asian="10pt" style:font-name-complex="Arial" style:font-size-complex="10pt"/>
    </style:style>
    <style:style style:name="List7Level6" style:family="text">
      <style:text-properties style:font-name="Arial" fo:font-size="10pt" style:font-name-asian="Arial" style:font-size-asian="10pt" style:font-name-complex="Arial" style:font-size-complex="10pt"/>
    </style:style>
    <style:style style:name="List7Level7" style:family="text">
      <style:text-properties style:font-name="Arial" fo:font-size="10pt" style:font-name-asian="Arial" style:font-size-asian="10pt" style:font-name-complex="Arial" style:font-size-complex="10pt"/>
    </style:style>
    <style:style style:name="List7Level8" style:family="text">
      <style:text-properties style:font-name="Arial" fo:font-size="10pt" style:font-name-asian="Arial" style:font-size-asian="10pt" style:font-name-complex="Arial" style:font-size-complex="10pt"/>
    </style:style>
    <style:style style:name="List8Level0" style:family="text">
      <style:text-properties style:font-name="Arial" fo:font-size="10pt" style:font-name-asian="Arial" style:font-size-asian="10pt" style:font-name-complex="Arial" style:font-size-complex="10pt"/>
    </style:style>
    <style:style style:name="List8Level1" style:family="text">
      <style:text-properties style:font-name="Arial" fo:font-size="10pt" style:font-name-asian="Arial" style:font-size-asian="10pt" style:font-name-complex="Arial" style:font-size-complex="10pt"/>
    </style:style>
    <style:style style:name="List8Level2" style:family="text">
      <style:text-properties style:font-name="Arial" fo:font-size="10pt" style:font-name-asian="Arial" style:font-size-asian="10pt" style:font-name-complex="Arial" style:font-size-complex="10pt"/>
    </style:style>
    <style:style style:name="List8Level3" style:family="text">
      <style:text-properties style:font-name="Arial" fo:font-size="10pt" style:font-name-asian="Arial" style:font-size-asian="10pt" style:font-name-complex="Arial" style:font-size-complex="10pt"/>
    </style:style>
    <style:style style:name="List8Level4" style:family="text">
      <style:text-properties style:font-name="Arial" fo:font-size="10pt" style:font-name-asian="Arial" style:font-size-asian="10pt" style:font-name-complex="Arial" style:font-size-complex="10pt"/>
    </style:style>
    <style:style style:name="List8Level5" style:family="text">
      <style:text-properties style:font-name="Arial" fo:font-size="10pt" style:font-name-asian="Arial" style:font-size-asian="10pt" style:font-name-complex="Arial" style:font-size-complex="10pt"/>
    </style:style>
    <style:style style:name="List8Level6" style:family="text">
      <style:text-properties style:font-name="Arial" fo:font-size="10pt" style:font-name-asian="Arial" style:font-size-asian="10pt" style:font-name-complex="Arial" style:font-size-complex="10pt"/>
    </style:style>
    <style:style style:name="List8Level7" style:family="text">
      <style:text-properties style:font-name="Arial" fo:font-size="10pt" style:font-name-asian="Arial" style:font-size-asian="10pt" style:font-name-complex="Arial" style:font-size-complex="10pt"/>
    </style:style>
    <style:style style:name="List8Level8" style:family="text">
      <style:text-properties style:font-name="Arial" fo:font-size="10pt" style:font-name-asian="Arial" style:font-size-asian="10pt" style:font-name-complex="Aria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1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1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2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2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3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3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4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4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4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4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4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4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4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4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5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5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5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5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5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5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5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5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6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6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6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6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6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6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6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6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7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7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7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7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7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7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7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7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8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8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8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8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8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8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8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8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717in" fo:margin-bottom="0.9453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editing-cycles>14</meta:editing-cycles>
    <dc:date>2014-10-15T23:29:08</dc:date>
    <meta:editing-duration>PT1H17M36S</meta:editing-duration>
    <meta:document-statistic meta:table-count="0" meta:image-count="1" meta:object-count="0" meta:page-count="3" meta:paragraph-count="60" meta:word-count="652" meta:character-count="4350"/>
  </office:meta>
</office:document-meta>
</file>